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54cm" fo:min-width="1.404cm"/>
    </style:style>
    <style:style style:name="gr2" style:family="graphic" style:parent-style-name="standard">
      <style:graphic-properties draw:marker-start="Arrow" draw:marker-start-width="0.2cm" draw:marker-end="" draw:marker-end-width="0.2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654cm" fo:min-width="2.67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1.40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54cm" fo:min-width="2.66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2.512cm"/>
    </style:style>
    <style:style style:name="gr7" style:family="graphic" style:parent-style-name="standard">
      <style:graphic-properties draw:textarea-horizontal-align="justify" draw:textarea-vertical-align="middle" draw:auto-grow-height="false" fo:min-height="0.049cm" fo:min-width="0.237cm"/>
    </style:style>
    <style:style style:name="gr8" style:family="graphic" style:parent-style-name="standard">
      <style:graphic-properties draw:textarea-horizontal-align="justify" draw:textarea-vertical-align="middle" draw:auto-grow-height="false" fo:min-height="0.886cm" fo:min-width="0.578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2cm" draw:marker-end="Double_20_Arrow" draw:marker-end-width="0.2cm" draw:textarea-horizontal-align="center" draw:textarea-vertical-align="middle"/>
    </style:style>
    <style:style style:name="gr11" style:family="graphic" style:parent-style-name="standard">
      <style:graphic-properties draw:marker-start="Double_20_Arrow" draw:marker-start-width="0.2cm" draw:marker-end="Arrow" draw:marker-end-width="0.2cm" draw:textarea-horizontal-align="center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654cm" fo:min-width="3.62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54cm" fo:min-width="1.475cm"/>
    </style:style>
    <style:style style:name="gr14" style:family="graphic" style:parent-style-name="standard">
      <style:graphic-properties draw:marker-start="Arrow" draw:marker-start-width="0.2cm" draw:marker-end="Double_20_Arrow" draw:marker-end-width="0.2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9cm"/>
    </style:style>
    <style:style style:name="gr16" style:family="graphic" style:parent-style-name="standard">
      <style:graphic-properties draw:marker-start="Double_20_Arrow" draw:marker-start-width="0.2cm" draw:marker-end="Double_20_Arrow" draw:marker-end-width="0.2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921cm"/>
    </style:style>
    <style:style style:name="gr18" style:family="graphic" style:parent-style-name="standard">
      <style:graphic-properties draw:marker-start="" draw:marker-start-width="0.2cm" draw:marker-end="Double_20_Arrow" draw:marker-end-width="0.2cm" draw:textarea-horizontal-align="center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marker-start="" draw:marker-start-width="0.2cm" draw:marker-end="" draw:marker-end-width="0.2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319cm"/>
    </style:style>
    <style:style style:name="gr22" style:family="graphic" style:parent-style-name="standard">
      <style:graphic-properties draw:stroke="none" svg:stroke-color="#000000" draw:fill="none" draw:fill-color="#ffffff" fo:min-height="0.38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fo:font-size="10pt" fo:language="en" fo:country="US" fo:font-weight="bold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0pt" fo:language="en" fo:country="US" style:font-size-asian="10pt" style:font-size-complex="10pt"/>
    </style:style>
    <style:style style:name="P8" style:family="paragraph">
      <style:paragraph-properties fo:text-align="center"/>
      <style:text-properties fo:font-size="8pt" fo:language="en" fo:country="US" style:font-size-asian="8pt" style:font-size-complex="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8pt"/>
    </style:style>
    <style:style style:name="T1" style:family="text">
      <style:text-properties fo:font-size="10pt" fo:language="en" fo:country="US" fo:font-weight="bold"/>
    </style:style>
    <style:style style:name="T2" style:family="text">
      <style:text-properties fo:font-size="8pt" fo:language="en" fo:country="US" fo:font-weight="normal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8pt" fo:language="en" fo:country="US" style:font-size-asian="8pt" style:font-size-complex="8pt"/>
    </style:style>
    <style:style style:name="T6" style:family="text">
      <style:text-properties fo:font-size="10pt" fo:language="en" fo:country="US" fo:font-weight="bold" style:font-size-asian="18pt" style:font-size-complex="18pt"/>
    </style:style>
    <style:style style:name="T7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cm" svg:height="1cm" svg:x="19.938cm" svg:y="6.951cm">
          <text:p text:style-name="P1"><text:span text:style-name="T1">A</text:span><text:span text:style-name="T1">c</text:span><text:span text:style-name="T1">c</text:span><text:span text:style-name="T1">o</text:span><text:span text:style-name="T1">u</text:span><text:span text:style-name="T1">n</text:span><text:span text:style-name="T1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01cm" svg:height="1cm" svg:x="8.111cm" svg:y="11.965cm">
          <text:p text:style-name="P1"><text:span text:style-name="T1">S</text:span><text:span text:style-name="T1">a</text:span><text:span text:style-name="T1">l</text:span><text:span text:style-name="T1">e</text:span><text:span text:style-name="T1">s</text:span><text:span text:style-name="T1">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/text:p>
          <text:p text:style-name="P1"><text:span text:style-name="T2">c</text:span><text:span text:style-name="T2">b</text:span><text:span text:style-name="T2">s</text:span><text:span text:style-name="T2">a</text:span><text:span text:style-name="T2">l</text:span><text:span text:style-name="T2">e</text:span><text:span text:style-name="T2">s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16cm" svg:y1="5.655cm" svg:x2="14.078cm" svg:y2="9.256cm">
          <text:p/>
        </draw:line>
        <draw:custom-shape draw:style-name="gr3" draw:text-style-name="P2" draw:layer="layout" svg:width="3.275cm" svg:height="1cm" svg:x="10.075cm" svg:y="8.011cm">
          <text:p text:style-name="P1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A</text:span><text:span text:style-name="T1">v</text:span><text:span text:style-name="T1">a</text:span><text:span text:style-name="T1">i</text:span><text:span text:style-name="T1">l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/text:p>
          <text:p text:style-name="P1"><text:span text:style-name="T2">c</text:span><text:span text:style-name="T2">b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l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002cm" svg:height="1cm" svg:x="12.816cm" svg:y="4.591cm">
          <text:p text:style-name="P1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/text:p>
          <text:p text:style-name="P1"><text:span text:style-name="T2">c</text:span><text:span text:style-name="T2">b</text:span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264cm" svg:height="1cm" svg:x="4.227cm" svg:y="4.591cm">
          <text:p text:style-name="P1"><text:span text:style-name="T1">Feature </text:span><text:span text:style-name="T1">Interaction</text:span></text:p>
          <text:p text:style-name="P1"><text:span text:style-name="T2">cbfeatureintera</text:span><text:span text:style-name="T2">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108cm" svg:height="1cm" svg:x="12.108cm" svg:y="11.338cm">
          <text:p text:style-name="P1"><text:span text:style-name="T1">P</text:span><text:span text:style-name="T1">r</text:span><text:span text:style-name="T1">i</text:span><text:span text:style-name="T1">c</text:span><text:span text:style-name="T1">e</text:span></text:p>
          <text:p text:style-name="P1"><text:span text:style-name="T2">c</text:span><text:span text:style-name="T2">b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p</text:span><text:span text:style-name="T2">r</text:span><text:span text:style-name="T2">i</text:span><text:span text:style-name="T2">c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.041cm" svg:height="0.423cm" svg:x="15.108cm" svg:y="11.319cm">
          <text:p text:style-name="P4"><text:span text:style-name="T3">T</text:span><text:span text:style-name="T3">y</text:span><text:span text:style-name="T3">p</text:span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041cm" svg:height="0.423cm" svg:x="15.108cm" svg:y="11.865cm">
          <text:p text:style-name="P4"><text:span text:style-name="T3">Ap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524cm" svg:height="1.606cm" svg:x="16.704cm" svg:y="10.891cm">
          <text:p text:style-name="P4"><text:span text:style-name="T3">Recurring</text:span></text:p>
          <text:p text:style-name="P4"><text:span text:style-name="T3">OneTime</text:span></text:p>
          <text:p text:style-name="P4"><text:span text:style-name="T3">U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524cm" svg:height="1.606cm" svg:x="15.928cm" svg:y="12.529cm">
          <text:p text:style-name="P4"><text:span text:style-name="T3">B</text:span><text:span text:style-name="T3">a</text:span><text:span text:style-name="T3">s</text:span><text:span text:style-name="T3">e</text:span></text:p>
          <text:p text:style-name="P4"><text:span text:style-name="T3">D</text:span><text:span text:style-name="T3">i</text:span><text:span text:style-name="T3">s</text:span><text:span text:style-name="T3">c</text:span><text:span text:style-name="T3">o</text:span><text:span text:style-name="T3">u</text:span><text:span text:style-name="T3">n</text:span><text:span text:style-name="T3">t</text:span></text:p>
          <text:p text:style-name="P4"><text:span text:style-name="T3">S</text:span><text:span text:style-name="T3">u</text:span><text:span text:style-name="T3">r</text:span><text:span text:style-name="T3">c</text:span><text:span text:style-name="T3">h</text:span><text:span text:style-name="T3">a</text:span><text:span text:style-name="T3">r</text:span><text:span text:style-name="T3">g</text:span><text:span text:style-name="T3">e</text:span></text:p>
          <text:p text:style-name="P4"><text:span text:style-name="T3">C</text:span><text:span text:style-name="T3">o</text:span><text:span text:style-name="T3">s</text:span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6.132cm" svg:y1="11.46cm" svg:x2="16.71cm" svg:y2="11.447cm">
          <text:p/>
        </draw:line>
        <draw:line draw:style-name="gr9" draw:text-style-name="P6" draw:layer="layout" svg:x1="16.132cm" svg:y1="12.158cm" svg:x2="16.304cm" svg:y2="12.626cm">
          <text:p/>
        </draw:line>
        <draw:line draw:style-name="gr10" draw:text-style-name="P3" draw:layer="layout" svg:x1="10.65cm" svg:y1="12.415cm" svg:x2="12.057cm" svg:y2="11.959cm">
          <text:p/>
        </draw:line>
        <draw:line draw:style-name="gr10" draw:text-style-name="P3" draw:layer="layout" svg:x1="16.137cm" svg:y1="8.05cm" svg:x2="14.553cm" svg:y2="11.364cm">
          <text:p/>
        </draw:line>
        <draw:line draw:style-name="gr10" draw:text-style-name="P3" draw:layer="layout" svg:x1="13.508cm" svg:y1="5.705cm" svg:x2="11.934cm" svg:y2="7.966cm">
          <text:p/>
        </draw:line>
        <draw:line draw:style-name="gr11" draw:text-style-name="P7" draw:layer="layout" svg:x1="7.547cm" svg:y1="5.371cm" svg:x2="12.822cm" svg:y2="5.337cm">
          <text:p text:style-name="P4"><text:span text:style-name="T4">selected</text:span></text:p>
        </draw:line>
        <draw:line draw:style-name="gr10" draw:text-style-name="P3" draw:layer="layout" svg:x1="8.25cm" svg:y1="11.893cm" svg:x2="5.872cm" svg:y2="5.602cm">
          <text:p/>
        </draw:line>
        <draw:custom-shape draw:style-name="gr6" draw:text-style-name="P2" draw:layer="layout" svg:width="3.108cm" svg:height="1cm" svg:x="15.194cm" svg:y="15.353cm">
          <text:p text:style-name="P1"><text:span text:style-name="T1">Product </text:span><text:span text:style-name="T1">Categor</text:span><text:span text:style-name="T1">y</text:span></text:p>
          <text:p text:style-name="P1"><text:span text:style-name="T2">cbproduct</text:span><text:span text:style-name="T2">categ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4.222cm" svg:height="1cm" svg:x="8.967cm" svg:y="14.327cm">
          <text:p text:style-name="P1"><text:span text:style-name="T1">Catego</text:span><text:span text:style-name="T1">ry </text:span><text:span text:style-name="T1">Classif</text:span><text:span text:style-name="T1">ication</text:span></text:p>
          <text:p text:style-name="P1"><text:span text:style-name="T2">cbpdoca</text:span><text:span text:style-name="T2">tclassific</text:span><text:span text:style-name="T2">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9.543cm" svg:y1="13.018cm" svg:x2="10.353cm" svg:y2="14.291cm">
          <text:p/>
        </draw:line>
        <draw:line draw:style-name="gr10" draw:text-style-name="P3" draw:layer="layout" svg:x1="15.074cm" svg:y1="15.797cm" svg:x2="13.222cm" svg:y2="15.053cm">
          <text:p/>
        </draw:line>
        <draw:line draw:style-name="gr10" draw:text-style-name="P3" draw:layer="layout" svg:x1="15.903cm" svg:y1="15.318cm" svg:x2="13.793cm" svg:y2="12.404cm">
          <text:p/>
        </draw:line>
        <draw:custom-shape draw:style-name="gr6" draw:text-style-name="P2" draw:layer="layout" svg:width="3.108cm" svg:height="1cm" svg:x="14.917cm" svg:y="6.994cm">
          <text:p text:style-name="P1"><text:span text:style-name="T1">Geo Boundary</text:span></text:p>
          <text:p text:style-name="P1"><text:span text:style-name="T2">cbgeobound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20.324cm" svg:y1="7.983cm" svg:x2="15.022cm" svg:y2="11.335cm">
          <text:p/>
        </draw:line>
        <draw:custom-shape draw:style-name="gr6" draw:text-style-name="P2" draw:layer="layout" svg:width="3.479cm" svg:height="1cm" svg:x="2.917cm" svg:y="11.977cm">
          <text:p text:style-name="P1"><text:span text:style-name="T1">Product Association</text:span></text:p>
          <text:p text:style-name="P1"><text:span text:style-name="T2">productassoci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6.443cm" svg:y1="12.164cm" svg:x2="8.102cm" svg:y2="12.164cm">
          <text:p text:style-name="P4"><text:span text:style-name="T5">from</text:span></text:p>
        </draw:line>
        <draw:line draw:style-name="gr11" draw:text-style-name="P8" draw:layer="layout" svg:x1="6.444cm" svg:y1="12.764cm" svg:x2="8.103cm" svg:y2="12.764cm">
          <text:p text:style-name="P4"><text:span text:style-name="T5">to</text:span></text:p>
        </draw:line>
        <draw:custom-shape draw:style-name="gr1" draw:text-style-name="P2" draw:layer="layout" svg:width="2cm" svg:height="1cm" svg:x="20.213cm" svg:y="10.572cm">
          <text:p text:style-name="P1"><text:span text:style-name="T1">Inventory</text:span></text:p>
          <text:p text:style-name="P1"><text:span text:style-name="T6">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22.242cm" svg:y1="11.066cm" svg:x2="23.855cm" svg:y2="11.078cm">
          <text:p/>
        </draw:line>
        <draw:line draw:style-name="gr10" draw:text-style-name="P3" draw:layer="layout" svg:x1="21.144cm" svg:y1="7.966cm" svg:x2="21.111cm" svg:y2="10.554cm">
          <text:p/>
        </draw:line>
        <draw:custom-shape draw:style-name="gr13" draw:text-style-name="P2" draw:layer="layout" svg:width="2.071cm" svg:height="1cm" svg:x="23.912cm" svg:y="10.572cm">
          <text:p text:style-name="P1"><text:span text:style-name="T1">Inv. Line</text:span></text:p>
          <text:p text:style-name="P1"><text:span text:style-name="T2">inventorydetai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7.53cm" svg:y1="4.835cm" svg:x2="12.822cm" svg:y2="4.868cm">
          <text:p text:style-name="P4"><text:span text:style-name="T4">dependent</text:span></text:p>
        </draw:line>
        <draw:line draw:style-name="gr14" draw:text-style-name="P7" draw:layer="layout" svg:x1="17.896cm" svg:y1="15.284cm" svg:x2="20.216cm" svg:y2="11.61cm">
          <text:p text:style-name="P4"><text:span text:style-name="T4">línea</text:span></text:p>
        </draw:line>
        <draw:line draw:style-name="gr10" draw:text-style-name="P3" draw:layer="layout" svg:x1="18.08cm" svg:y1="7.481cm" svg:x2="19.872cm" svg:y2="7.447cm">
          <text:p/>
        </draw:line>
        <draw:polyline draw:style-name="gr10" draw:text-style-name="P3" draw:layer="layout" svg:width="6.919cm" svg:height="16.744cm" draw:transform="skewX (-1.60739910395084E-017) rotate (1.49731796528594) translate (8.20261674250681cm 17.3244649032909cm)" svg:viewBox="0 0 6920 16745" draw:points="4296,0 0,266 1214,16745 6920,16263">
          <text:p/>
        </draw:polyline>
        <draw:frame draw:style-name="gr15" draw:text-style-name="P9" draw:layer="layout" svg:width="8.359cm" svg:height="0.962cm" svg:x="2.31cm" svg:y="2.381cm">
          <draw:text-box>
            <text:p>CoreBOS Product/Price Enhancements</text:p>
          </draw:text-box>
        </draw:frame>
        <draw:polyline draw:style-name="gr16" draw:text-style-name="P7" draw:layer="layout" svg:width="7.495cm" svg:height="2.715cm" draw:transform="skewX (9.14728655934048E-017) rotate (0.992743278534375) translate (6.7520264801862cm 10.499108386774cm)" svg:viewBox="0 0 7496 2716" draw:points="0,2628 3799,0 7496,2716">
          <text:p/>
        </draw:polyline>
        <draw:line draw:style-name="gr10" draw:text-style-name="P3" draw:layer="layout" svg:x1="9.527cm" svg:y1="11.93cm" svg:x2="11.297cm" svg:y2="9.034cm">
          <text:p/>
        </draw:line>
        <draw:custom-shape draw:style-name="gr7" draw:text-style-name="P5" draw:layer="layout" svg:width="1.041cm" svg:height="0.423cm" svg:x="17.933cm" svg:y="15.991cm">
          <text:p text:style-name="P4"><text:span text:style-name="T3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1.421cm" svg:height="0.649cm" svg:x="8.972cm" svg:y="6.945cm">
          <draw:text-box>
            <text:p text:style-name="P4"><text:span text:style-name="T4">is/has</text:span></text:p>
          </draw:text-box>
        </draw:frame>
        <draw:line draw:style-name="gr10" draw:text-style-name="P3" draw:layer="layout" svg:x1="14.865cm" svg:y1="7.481cm" svg:x2="13.408cm" svg:y2="8.519cm">
          <text:p/>
        </draw:line>
        <draw:line draw:style-name="gr10" draw:text-style-name="P3" draw:layer="layout" svg:x1="17.259cm" svg:y1="8.067cm" svg:x2="20.156cm" svg:y2="10.88cm">
          <text:p/>
        </draw:line>
        <draw:line draw:style-name="gr18" draw:text-style-name="P3" draw:layer="layout" svg:x1="14.08cm" svg:y1="9.244cm" svg:x2="14.049cm" svg:y2="11.33cm">
          <text:p/>
        </draw:line>
        <draw:custom-shape draw:style-name="gr19" draw:text-style-name="P4" draw:layer="layout" svg:width="0.151cm" svg:height="0.151cm" svg:x="14.002cm" svg:y="9.11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9" draw:text-style-name="P4" draw:layer="layout" svg:width="0.154cm" svg:height="0.154cm" svg:x="12.726cm" svg:y="9.66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2" draw:text-style-name="P3" draw:layer="layout" svg:x1="10.601cm" svg:y1="12.059cm" svg:x2="12.74cm" svg:y2="9.804cm">
          <text:p/>
        </draw:line>
        <draw:line draw:style-name="gr20" draw:text-style-name="P3" draw:layer="layout" svg:x1="12.87cm" svg:y1="9.698cm" svg:x2="13.993cm" svg:y2="9.198cm">
          <text:p/>
        </draw:line>
        <draw:line draw:style-name="gr18" draw:text-style-name="P3" draw:layer="layout" svg:x1="12.805cm" svg:y1="9.824cm" svg:x2="12.813cm" svg:y2="11.319cm">
          <text:p/>
        </draw:line>
        <draw:frame draw:style-name="gr21" draw:text-style-name="P10" draw:layer="layout" svg:width="0.926cm" svg:height="0.569cm" svg:x="13.966cm" svg:y="8.818cm">
          <draw:text-box>
            <text:p><text:span text:style-name="T7">xor</text:span></text:p>
          </draw:text-box>
        </draw:frame>
        <draw:frame draw:style-name="gr22" draw:text-style-name="P10" draw:layer="layout" svg:width="1.057cm" svg:height="0.634cm" svg:x="12.631cm" svg:y="9.561cm">
          <draw:text-box>
            <text:p><text:span text:style-name="T7">sum</text:span></text:p>
          </draw:text-box>
        </draw:frame>
        <draw:polyline draw:style-name="gr10" draw:text-style-name="P3" draw:layer="layout" svg:width="12.927cm" svg:height="6.715cm" draw:transform="rotate (-2.53543980437216) translate (14.3501730220662cm 4.56154767085443cm)" svg:viewBox="0 0 12928 6716" draw:points="469,328 0,969 8397,6716 12928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Bordes</meta:initial-creator>
    <meta:creation-date>2010-11-29T16:07:04</meta:creation-date>
    <dc:date>2019-04-04T14:04:18.351983585</dc:date>
    <meta:editing-duration>PT11H35M40S</meta:editing-duration>
    <meta:editing-cycles>42</meta:editing-cycles>
    <meta:generator>LibreOffice/6.0.7.3$Linux_X86_64 LibreOffice_project/00m0$Build-3</meta:generator>
    <meta:print-date>2017-01-18T12:12:33.338725392</meta:print-date>
    <meta:document-statistic meta:object-count="52"/>
  </office:meta>
</office:document-meta>
</file>